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Client.retrieveMessage( int messag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3Client.deleteMessage( int messag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P3Client.login( String username , String passwo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P3Client.__parseStatus( String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P3Client.listMessag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P3Client.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P3Client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P3Client.listUniqueIdentifier( int messag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3Client.listMessage( int messag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3Client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3Client.retrieveMessageTop( int messageId , int numLin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3Client.login( String username , String timestamp , String secr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P3Client.listUniqueIdentifi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P3Client.__parseUID( String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P3Client.no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